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0cm" fo:line-height="100%" fo:margin-top="0.847cm" fo:margin-bottom="0.212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/>
    <style:style style:name="T10_8" style:family="text"/>
    <style:style style:name="P11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1" style:family="text"/>
    <style:style style:name="T2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7" style:family="text"/>
    <style:style style:name="T41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9" style:family="text"/>
    <style:style style:name="T41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1" style:family="text"/>
    <style:style style:name="T41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3" style:family="text"/>
    <style:style style:name="T41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5" style:family="text"/>
    <style:style style:name="T41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7" style:family="text"/>
    <style:style style:name="T41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9" style:family="text"/>
    <style:style style:name="T41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5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5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P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 style:parent-style-name="Standard"/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font-name="Arial" fo:font-size="10pt" style:font-name-asian="Arial" style:font-size-asian="10pt" style:font-name-complex="Arial" style:font-size-complex="10pt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P5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P56" style:family="paragraph" style:parent-style-name="Standard">
      <style:paragraph-properties fo:break-before="auto" fo:text-indent="1.552cm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text-indent="1.552cm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break-before="auto" fo:text-indent="1.552cm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text-indent="1.552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text-indent="1.552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text-indent="1.552cm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text-indent="1.552cm" fo:line-height="115%" style:writing-mode="lr-tb"/>
    </style:style>
    <style:style style:name="P63" style:family="paragraph" style:parent-style-name="Standard">
      <style:paragraph-properties fo:break-before="auto" fo:text-indent="1.552cm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P64" style:family="paragraph" style:parent-style-name="Standard">
      <style:paragraph-properties fo:break-before="auto" fo:text-indent="1.552cm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text-indent="1.552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text-indent="1.552cm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text-indent="1.552cm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P68" style:family="paragraph" style:parent-style-name="Standard">
      <style:paragraph-properties fo:break-before="auto" fo:text-indent="1.552cm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P69" style:family="paragraph" style:parent-style-name="Standard">
      <style:paragraph-properties fo:break-before="auto" fo:text-indent="1.552cm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P70" style:family="paragraph" style:parent-style-name="Standard">
      <style:paragraph-properties fo:break-before="auto" fo:text-indent="1.552cm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text-indent="1.552cm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P72" style:family="paragraph" style:parent-style-name="Standard">
      <style:paragraph-properties fo:break-before="auto" fo:text-indent="1.552cm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P73" style:family="paragraph" style:parent-style-name="Standard">
      <style:paragraph-properties fo:break-before="auto" fo:text-indent="1.552cm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text-indent="1.552cm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text-indent="1.552cm" fo:line-height="115%" style:writing-mode="lr-tb"/>
    </style:style>
    <style:style style:name="P76" style:family="paragraph" style:parent-style-name="Standard">
      <style:paragraph-properties fo:break-before="auto" fo:text-indent="1.552cm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text-indent="1.552cm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text-indent="1.552cm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text-indent="1.552cm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text-indent="1.552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text-indent="1.552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text-indent="1.552cm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text-indent="1.552cm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text-indent="1.552cm" fo:line-height="115%" style:writing-mode="lr-tb"/>
    </style:style>
    <style:style style:name="P85" style:family="paragraph" style:parent-style-name="Standard">
      <style:paragraph-properties fo:break-before="auto" fo:text-indent="1.552cm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text-indent="1.552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text-indent="1.552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text-indent="1.552cm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text-indent="1.552cm" fo:line-height="115%" style:writing-mode="lr-tb"/>
    </style:style>
    <style:style style:name="P90" style:family="paragraph" style:parent-style-name="Standard">
      <style:paragraph-properties fo:break-before="auto" fo:text-indent="1.552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text-indent="1.552cm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text-indent="1.552cm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text-indent="1.552cm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P94" style:family="paragraph" style:parent-style-name="Standard">
      <style:paragraph-properties fo:break-before="auto" fo:text-indent="1.552cm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text-indent="1.552cm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text-indent="1.552cm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text-indent="1.552cm" fo:line-height="115%" style:writing-mode="lr-tb"/>
    </style:style>
    <style:style style:name="P98" style:family="paragraph" style:parent-style-name="Standard">
      <style:paragraph-properties fo:break-before="auto" fo:text-indent="1.552cm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text-indent="1.552cm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text-indent="1.552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break-before="auto" fo:text-indent="1.552cm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text-indent="1.552cm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text-indent="1.552cm" fo:line-height="115%" style:writing-mode="lr-tb"/>
    </style:style>
    <style:style style:name="P104" style:family="paragraph" style:parent-style-name="Standard">
      <style:paragraph-properties fo:break-before="auto" fo:text-indent="1.552cm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text-indent="1.552cm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text-indent="1.552cm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fo:text-indent="1.552cm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P108" style:family="paragraph" style:parent-style-name="Standard">
      <style:paragraph-properties fo:break-before="auto" fo:text-indent="1.552cm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break-before="auto" fo:text-indent="1.552cm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text-indent="1.552cm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text-indent="1.552cm" fo:line-height="115%" style:writing-mode="lr-tb"/>
    </style:style>
    <style:style style:name="P112" style:family="paragraph" style:parent-style-name="Standard">
      <style:paragraph-properties fo:break-before="auto" fo:text-indent="1.552cm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P113" style:family="paragraph" style:parent-style-name="Standard">
      <style:paragraph-properties fo:break-before="auto" fo:text-indent="1.552cm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text-indent="1.552cm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P115" style:family="paragraph" style:parent-style-name="Standard">
      <style:paragraph-properties fo:break-before="auto" fo:text-indent="1.552cm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text-indent="1.552cm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text-indent="1.552cm" fo:line-height="115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text-indent="1.552cm" fo:line-height="115%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text-indent="1.552cm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P120" style:family="paragraph" style:parent-style-name="Standard">
      <style:paragraph-properties fo:break-before="auto" fo:text-indent="1.552cm" fo:line-height="115%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break-before="auto" fo:text-indent="1.552cm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text-indent="1.552cm" fo:line-height="115%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text-indent="1.552cm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text-indent="1.552cm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text-indent="1.552cm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text-indent="1.552cm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text-indent="1.552cm" fo:line-height="115%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text-indent="1.552cm" fo:line-height="115%" style:writing-mode="lr-tb"/>
    </style:style>
    <style:style style:name="T128_1" style:family="text"/>
    <style:style style:name="T128_2" style:family="text"/>
    <style:style style:name="T128_3" style:family="text"/>
    <style:style style:name="P129" style:family="paragraph" style:parent-style-name="Standard">
      <style:paragraph-properties fo:break-before="auto" fo:text-indent="1.552cm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text-indent="1.552cm" fo:line-height="115%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break-before="auto" fo:text-indent="1.552cm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text-indent="1.552cm" fo:line-height="115%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text-indent="1.552cm" fo:line-height="115%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text-indent="1.552cm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Standard">
      <style:paragraph-properties fo:break-before="auto" fo:text-indent="1.552cm" fo:line-height="115%" style:writing-mode="lr-tb"/>
    </style:style>
    <style:style style:name="T135_1" style:family="text"/>
    <style:style style:name="T135_2" style:family="text"/>
    <style:style style:name="P136" style:family="paragraph" style:parent-style-name="Standard">
      <style:paragraph-properties fo:break-before="auto" fo:text-indent="1.552cm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P137" style:family="paragraph" style:parent-style-name="Standard">
      <style:paragraph-properties fo:break-before="auto" fo:text-indent="1.552cm" fo:line-height="115%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text-indent="1.552cm" fo:line-height="115%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text-indent="1.552cm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text-indent="1.552cm" fo:line-height="115%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text-indent="1.552cm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text-indent="1.552cm" fo:line-height="115%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text-indent="1.552cm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text-indent="1.552cm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text-indent="1.552cm" fo:line-height="115%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text-indent="1.552cm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text-indent="1.552cm" fo:line-height="115%" style:writing-mode="lr-tb"/>
    </style:style>
    <style:style style:name="P148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8v7o6bhf8xt"/><text:bookmark-end text:name="h.8v7o6bhf8xt"/><text:span text:style-name="T1_1">Instalación</text:span><text:span text:style-name="T1_2"><text:s/></text:span><text:span text:style-name="T1_3">de</text:span><text:span text:style-name="T1_4"><text:s/></text:span><text:span text:style-name="T1_5">Guadalinex</text:span><text:span text:style-name="T1_6"><text:s/></text:span><text:span text:style-name="T1_7">en</text:span><text:span text:style-name="T1_8"><text:s/></text:span><text:span text:style-name="T1_9">aulas</text:span><text:span text:style-name="T1_10"><text:s/></text:span><text:span text:style-name="T1_11">de</text:span><text:span text:style-name="T1_12"><text:s/></text:span><text:span text:style-name="T1_13">docencia</text:span><text:span text:style-name="T1_14"><text:s/></text:span><text:span text:style-name="T1_15">presencial</text:span><text:span text:style-name="T1_16"><text:s/></text:span><text:span text:style-name="T1_17">de</text:span><text:span text:style-name="T1_18"><text:s/></text:span><text:span text:style-name="T1_19">Sociología</text:span></text:h>
      <text:p text:style-name="P2"/>
      <text:list text:style-name="LS1" xml:id="list0">
        <text:list-item>
          <text:p text:style-name="P3"><text:span text:style-name="T3_1">Primero</text:span><text:span text:style-name="T3_2"><text:s/></text:span><text:span text:style-name="T3_3">y</text:span><text:span text:style-name="T3_4"><text:s/></text:span><text:span text:style-name="T3_5">más</text:span><text:span text:style-name="T3_6"><text:s/></text:span><text:span text:style-name="T3_7">importante</text:span><text:span text:style-name="T3_8">:<text:s/></text:span><text:span text:style-name="T3_9">encontrar</text:span><text:span text:style-name="T3_10"><text:s/></text:span><text:span text:style-name="T3_11">una</text:span><text:span text:style-name="T3_12"><text:s/></text:span><text:span text:style-name="T3_13">conexión</text:span><text:span text:style-name="T3_14"><text:s/></text:span><text:span text:style-name="T3_15">a</text:span><text:span text:style-name="T3_16"><text:s/></text:span><text:span text:style-name="T3_17">Internet</text:span><text:span text:style-name="T3_18"><text:s/></text:span><text:span text:style-name="T3_19">de</text:span><text:span text:style-name="T3_20"><text:s/></text:span><text:span text:style-name="T3_21">calidad</text:span><text:span text:style-name="T3_22">.</text:span><text:span text:style-name="T3_23">Llevar</text:span><text:span text:style-name="T3_24"><text:s/></text:span><text:span text:style-name="T3_25">un</text:span><text:span text:style-name="T3_26"><text:s/></text:span><text:span text:style-name="T3_27">pincho</text:span><text:span text:style-name="T3_28"><text:s/></text:span><text:span text:style-name="T3_29">USB</text:span><text:span text:style-name="T3_30"><text:s/></text:span><text:span text:style-name="T3_31">WiFi</text:span><text:span text:style-name="T3_32"><text:s/></text:span><text:span text:style-name="T3_33">para</text:span><text:span text:style-name="T3_34"><text:s/></text:span><text:span text:style-name="T3_35">el</text:span><text:span text:style-name="T3_36"><text:s/></text:span><text:span text:style-name="T3_37">caso</text:span><text:span text:style-name="T3_38"><text:s/></text:span><text:span text:style-name="T3_39">de</text:span><text:span text:style-name="T3_40"><text:s/></text:span><text:span text:style-name="T3_41">que</text:span><text:span text:style-name="T3_42"><text:s/></text:span><text:span text:style-name="T3_43">las</text:span><text:span text:style-name="T3_44"><text:s/></text:span><text:span text:style-name="T3_45">conexiones</text:span><text:span text:style-name="T3_46"><text:s/></text:span><text:span text:style-name="T3_47">de</text:span><text:span text:style-name="T3_48"><text:s/></text:span><text:span text:style-name="T3_49">pared</text:span><text:span text:style-name="T3_50"><text:s/></text:span><text:span text:style-name="T3_51">no</text:span><text:span text:style-name="T3_52"><text:s/></text:span><text:span text:style-name="T3_53">se</text:span><text:span text:style-name="T3_54"><text:s/></text:span><text:span text:style-name="T3_55">puedan</text:span><text:span text:style-name="T3_56"><text:s/></text:span><text:span text:style-name="T3_57">usar</text:span><text:span text:style-name="T3_58">.</text:span></text:p>
          <text:list>
            <text:list-item>
              <text:p text:style-name="P4"><text:span text:style-name="T4_1">Apuntar</text:span><text:span text:style-name="T4_2"><text:s/></text:span><text:span text:style-name="T4_3">el</text:span><text:span text:style-name="T4_4"><text:s/></text:span><text:span text:style-name="T4_5">MAC</text:span><text:span text:style-name="T4_6"><text:s/></text:span><text:span text:style-name="T4_7">y</text:span><text:span text:style-name="T4_8"><text:s/></text:span><text:span text:style-name="T4_9">darlo</text:span><text:span text:style-name="T4_10"><text:s/></text:span><text:span text:style-name="T4_11">de</text:span><text:span text:style-name="T4_12"><text:s/></text:span><text:span text:style-name="T4_13">alta</text:span><text:span text:style-name="T4_14"><text:s/></text:span><text:span text:style-name="T4_15">desde</text:span><text:span text:style-name="T4_16"><text:s/></text:span><text:span text:style-name="T4_17">acceso</text:span><text:span text:style-name="T4_18"><text:s/></text:span><text:span text:style-name="T4_19">identificado</text:span><text:span text:style-name="T4_20"><text:s/></text:span><text:span text:style-name="T4_21">para</text:span><text:span text:style-name="T4_22"><text:s/></text:span><text:span text:style-name="T4_23">poder</text:span><text:span text:style-name="T4_24"><text:s/></text:span><text:span text:style-name="T4_25">acceder</text:span><text:span text:style-name="T4_26"><text:s/></text:span><text:span text:style-name="T4_27">a</text:span><text:span text:style-name="T4_28"><text:s/></text:span><text:span text:style-name="T4_29">Internet</text:span><text:span text:style-name="T4_30"><text:s/>(</text:span><text:span text:style-name="T4_31">si</text:span><text:span text:style-name="T4_32"><text:s/></text:span><text:span text:style-name="T4_33">las</text:span><text:span text:style-name="T4_34"><text:s/></text:span><text:span text:style-name="T4_35">únicas</text:span><text:span text:style-name="T4_36"><text:s/></text:span><text:span text:style-name="T4_37">que</text:span><text:span text:style-name="T4_38"><text:s/></text:span><text:span text:style-name="T4_39">hay</text:span><text:span text:style-name="T4_40"><text:s/></text:span><text:span text:style-name="T4_41">disponibles</text:span><text:span text:style-name="T4_42"><text:s/></text:span><text:span text:style-name="T4_43">son</text:span><text:span text:style-name="T4_44"><text:s/></text:span><text:span text:style-name="T4_45">las</text:span><text:span text:style-name="T4_46"><text:s/></text:span><text:span text:style-name="T4_47">de</text:span><text:span text:style-name="T4_48"><text:s/></text:span><text:span text:style-name="T4_49">docencia</text:span><text:span text:style-name="T4_50">)</text:span></text:p>
            </text:list-item>
          </text:list>
        </text:list-item>
        <text:list-item>
          <text:p text:style-name="P5"><text:span text:style-name="T5_1">Instalar</text:span><text:span text:style-name="T5_2"><text:s/></text:span><text:span text:style-name="T5_3">con</text:span><text:span text:style-name="T5_4"><text:s/></text:span><text:span text:style-name="T5_5">el</text:span><text:span text:style-name="T5_6"><text:s/></text:span><text:span text:style-name="T5_7">CD</text:span><text:span text:style-name="T5_8"><text:s/></text:span><text:span text:style-name="T5_9">de</text:span><text:span text:style-name="T5_10"><text:s/></text:span><text:span text:style-name="T5_11">Guadalinex</text:span><text:span text:style-name="T5_12"><text:s/></text:span><text:span text:style-name="T5_13">v</text:span><text:span text:style-name="T5_14">7<text:s/>(32<text:s/></text:span><text:span text:style-name="T5_15">o</text:span><text:span text:style-name="T5_16"><text:s/>64<text:s/></text:span><text:span text:style-name="T5_17">bits</text:span><text:span text:style-name="T5_18">)<text:s/>(</text:span><text:span text:style-name="T5_19">preferiblemente</text:span><text:span text:style-name="T5_20"><text:s/></text:span><text:span text:style-name="T5_21">conectado</text:span><text:span text:style-name="T5_22"><text:s/></text:span><text:span text:style-name="T5_23">a</text:span><text:span text:style-name="T5_24"><text:s/></text:span><text:span text:style-name="T5_25">Internet</text:span><text:span text:style-name="T5_26"><text:s/></text:span><text:span text:style-name="T5_27">por</text:span><text:span text:style-name="T5_28"><text:s/></text:span><text:span text:style-name="T5_29">DHCP</text:span><text:span text:style-name="T5_30">)</text:span></text:p>
          <text:list>
            <text:list-item>
              <text:p text:style-name="P6"><text:span text:style-name="T6_1">Partición</text:span><text:span text:style-name="T6_2"><text:s/></text:span><text:span text:style-name="T6_3">swap</text:span><text:span text:style-name="T6_4"><text:s/></text:span><text:span text:style-name="T6_5">de</text:span><text:span text:style-name="T6_6"><text:s/>4<text:s/></text:span><text:span text:style-name="T6_7">GB</text:span><text:span text:style-name="T6_8"><text:s/></text:span></text:p>
            </text:list-item>
            <text:list-item>
              <text:p text:style-name="P7"><text:span text:style-name="T7_1">Partición</text:span><text:span text:style-name="T7_2"><text:s/></text:span><text:span text:style-name="T7_3">boot</text:span><text:span text:style-name="T7_4"><text:s/></text:span><text:span text:style-name="T7_5">de</text:span><text:span text:style-name="T7_6"><text:s/>1</text:span><text:span text:style-name="T7_7">GB</text:span><text:span text:style-name="T7_8"><text:s/></text:span></text:p>
            </text:list-item>
            <text:list-item>
              <text:p text:style-name="P8"><text:span text:style-name="T8_1">Partición</text:span><text:span text:style-name="T8_2"><text:s/></text:span><text:span text:style-name="T8_3">ext</text:span><text:span text:style-name="T8_4">4<text:s/></text:span><text:span text:style-name="T8_5">de</text:span><text:span text:style-name="T8_6"><text:s/>20<text:s/></text:span><text:span text:style-name="T8_7">GB</text:span><text:span text:style-name="T8_8"><text:s/>(</text:span><text:span text:style-name="T8_9">primaria</text:span><text:span text:style-name="T8_10"><text:s/></text:span><text:span text:style-name="T8_11">de</text:span><text:span text:style-name="T8_12"><text:s/>20000<text:s/></text:span><text:span text:style-name="T8_13">montada</text:span><text:span text:style-name="T8_14"><text:s/></text:span><text:span text:style-name="T8_15">en</text:span><text:span text:style-name="T8_16"><text:s/>/<text:s/>)</text:span></text:p>
            </text:list-item>
            <text:list-item>
              <text:p text:style-name="P9"><text:span text:style-name="T9_1">Partición</text:span><text:span text:style-name="T9_2"><text:s/></text:span><text:span text:style-name="T9_3">ext</text:span><text:span text:style-name="T9_4">4<text:s/></text:span><text:span text:style-name="T9_5">del</text:span><text:span text:style-name="T9_6"><text:s/></text:span><text:span text:style-name="T9_7">resto</text:span><text:span text:style-name="T9_8"><text:s/>(</text:span><text:span text:style-name="T9_9">montada</text:span><text:span text:style-name="T9_10"><text:s/></text:span><text:span text:style-name="T9_11">en</text:span><text:span text:style-name="T9_12"><text:s/>/</text:span><text:span text:style-name="T9_13">home</text:span><text:span text:style-name="T9_14">)</text:span></text:p>
            </text:list-item>
            <text:list-item>
              <text:p text:style-name="P10"><text:span text:style-name="T10_1">Usuario</text:span><text:span text:style-name="T10_2">:<text:s/></text:span><text:span text:style-name="T10_3">aula</text:span><text:span text:style-name="T10_4"><text:s text:c="8"/></text:span><text:span text:style-name="T10_5">Pass</text:span><text:span text:style-name="T10_6">:<text:s/></text:span><text:span text:style-name="T10_7">ugrccpys</text:span><text:span text:style-name="T10_8">11</text:span></text:p>
            </text:list-item>
          </text:list>
        </text:list-item>
        <text:list-item>
          <text:p text:style-name="P11"><text:span text:style-name="T11_1">Actualizar</text:span><text:span text:style-name="T11_2"><text:s/></text:span><text:span text:style-name="T11_3">la</text:span><text:span text:style-name="T11_4"><text:s/></text:span><text:span text:style-name="T11_5">distribución</text:span><text:span text:style-name="T11_6">:<text:s/></text:span><text:span text:style-name="T11_7">tras</text:span><text:span text:style-name="T11_8"><text:s/></text:span><text:span text:style-name="T11_9">el</text:span><text:span text:style-name="T11_10"><text:s/></text:span><text:span text:style-name="T11_11">primer</text:span><text:span text:style-name="T11_12"><text:s/></text:span><text:span text:style-name="T11_13">reinicio</text:span><text:span text:style-name="T11_14">,<text:s/></text:span><text:span text:style-name="T11_15">conectar</text:span><text:span text:style-name="T11_16"><text:s/></text:span><text:span text:style-name="T11_17">a</text:span><text:span text:style-name="T11_18"><text:s/></text:span><text:span text:style-name="T11_19">Internet</text:span><text:span text:style-name="T11_20"><text:s/>(</text:span><text:span text:style-name="T11_21">si</text:span><text:span text:style-name="T11_22"><text:s/></text:span><text:span text:style-name="T11_23">no</text:span><text:span text:style-name="T11_24"><text:s/></text:span><text:span text:style-name="T11_25">se</text:span><text:span text:style-name="T11_26"><text:s/></text:span><text:span text:style-name="T11_27">conecta</text:span><text:span text:style-name="T11_28"><text:s/></text:span><text:span text:style-name="T11_29">automáticamente</text:span><text:span text:style-name="T11_30">)<text:s/></text:span><text:span text:style-name="T11_31">y</text:span><text:span text:style-name="T11_32"><text:s/></text:span><text:span text:style-name="T11_33">actualizar</text:span><text:span text:style-name="T11_34"><text:s/></text:span><text:span text:style-name="T11_35">la</text:span><text:span text:style-name="T11_36"><text:s/></text:span><text:span text:style-name="T11_37">distribución</text:span><text:span text:style-name="T11_38"><text:s/>(</text:span><text:span text:style-name="T11_39">es</text:span><text:span text:style-name="T11_40"><text:s/></text:span><text:span text:style-name="T11_41">automático</text:span><text:span text:style-name="T11_42"><text:s/></text:span><text:span text:style-name="T11_43">al</text:span><text:span text:style-name="T11_44"><text:s/></text:span><text:span text:style-name="T11_45">conectarse</text:span><text:span text:style-name="T11_46">)</text:span></text:p>
        </text:list-item>
        <text:list-item>
          <text:p text:style-name="P12"><text:span text:style-name="T12_1">Instalar</text:span><text:span text:style-name="T12_2"><text:s/></text:span><text:span text:style-name="T12_3">software</text:span><text:span text:style-name="T12_4"><text:s/></text:span><text:span text:style-name="T12_5">adicional</text:span><text:span text:style-name="T12_6">:<text:s/></text:span><text:span text:style-name="T12_7">desde</text:span><text:span text:style-name="T12_8"><text:s/></text:span><text:span text:style-name="T12_9">el</text:span><text:span text:style-name="T12_10"><text:s/></text:span><text:span text:style-name="T12_11">menú</text:span><text:span text:style-name="T12_12"><text:s/></text:span><text:span text:style-name="T12_13">Aplicaciones</text:span><text:span text:style-name="T12_14">-</text:span><text:span text:style-name="T12_15">Centro</text:span><text:span text:style-name="T12_16"><text:s/></text:span><text:span text:style-name="T12_17">de</text:span><text:span text:style-name="T12_18"><text:s/></text:span><text:span text:style-name="T12_19">Software</text:span><text:span text:style-name="T12_20"><text:s/></text:span><text:span text:style-name="T12_21">de</text:span><text:span text:style-name="T12_22"><text:s/></text:span><text:span text:style-name="T12_23">Ubuntu</text:span><text:span text:style-name="T12_24">,</text:span></text:p>
          <text:list>
            <text:list-item>
              <text:p text:style-name="P13"><text:span text:style-name="T13_1">Extras</text:span><text:span text:style-name="T13_2"><text:s/></text:span><text:span text:style-name="T13_3">restringidos</text:span><text:span text:style-name="T13_4"><text:s/></text:span><text:span text:style-name="T13_5">de</text:span><text:span text:style-name="T13_6"><text:s/></text:span><text:span text:style-name="T13_7">Ubuntu</text:span><text:span text:style-name="T13_8"><text:s/>(</text:span><text:span text:style-name="T13_9">Códecs</text:span><text:span text:style-name="T13_10"><text:s/></text:span><text:span text:style-name="T13_11">con</text:span><text:span text:style-name="T13_12"><text:s/></text:span><text:span text:style-name="T13_13">licencia</text:span><text:span text:style-name="T13_14"><text:s/></text:span><text:span text:style-name="T13_15">no</text:span><text:span text:style-name="T13_16">-</text:span><text:span text:style-name="T13_17">GNU</text:span><text:span text:style-name="T13_18">)</text:span></text:p>
            </text:list-item>
            <text:list-item>
              <text:p text:style-name="P14"><text:span text:style-name="T14_1">VLC</text:span><text:span text:style-name="T14_2"><text:s/>(</text:span><text:span text:style-name="T14_3">Reproductor</text:span><text:span text:style-name="T14_4"><text:s/></text:span><text:span text:style-name="T14_5">multimedia</text:span><text:span text:style-name="T14_6">)</text:span></text:p>
            </text:list-item>
            <text:list-item>
              <text:p text:style-name="P15"><text:span text:style-name="T15_1">Adobe</text:span><text:span text:style-name="T15_2"><text:s/></text:span><text:span text:style-name="T15_3">Reader</text:span><text:span text:style-name="T15_4"><text:s/>9<text:s/>(</text:span><text:span text:style-name="T15_5">Para</text:span><text:span text:style-name="T15_6"><text:s/></text:span><text:span text:style-name="T15_7">los</text:span><text:span text:style-name="T15_8"><text:s/></text:span><text:span text:style-name="T15_9">pdf</text:span><text:span text:style-name="T15_10">'</text:span><text:span text:style-name="T15_11">s</text:span><text:span text:style-name="T15_12">)</text:span></text:p>
            </text:list-item>
            <text:list-item>
              <text:p text:style-name="P16"><text:span text:style-name="T16_1">Wine</text:span><text:span text:style-name="T16_2"><text:s/>-</text:span><text:span text:style-name="T16_3">el</text:span><text:span text:style-name="T16_4"><text:s/>“</text:span><text:span text:style-name="T16_5">dummy</text:span><text:span text:style-name="T16_6"><text:s/></text:span><text:span text:style-name="T16_7">package</text:span><text:span text:style-name="T16_8">”-<text:s/>(</text:span><text:span text:style-name="T16_9">Emulación</text:span><text:span text:style-name="T16_10"><text:s/></text:span><text:span text:style-name="T16_11">de</text:span><text:span text:style-name="T16_12"><text:s/></text:span><text:span text:style-name="T16_13">entorno</text:span><text:span text:style-name="T16_14"><text:s/></text:span><text:span text:style-name="T16_15">windows</text:span><text:span text:style-name="T16_16">)</text:span></text:p>
            </text:list-item>
            <text:list-item>
              <text:p text:style-name="P17"><text:span text:style-name="T17_1">PSPP</text:span><text:span text:style-name="T17_2"><text:s/>(</text:span><text:span text:style-name="T17_3">paquete</text:span><text:span text:style-name="T17_4"><text:s/></text:span><text:span text:style-name="T17_5">estadístico</text:span><text:span text:style-name="T17_6"><text:s/></text:span><text:span text:style-name="T17_7">para</text:span><text:span text:style-name="T17_8"><text:s/></text:span><text:span text:style-name="T17_9">sustituir</text:span><text:span text:style-name="T17_10"><text:s/></text:span><text:span text:style-name="T17_11">a</text:span><text:span text:style-name="T17_12"><text:s/></text:span><text:span text:style-name="T17_13">SPSS</text:span><text:span text:style-name="T17_14">).</text:span></text:p>
            </text:list-item>
            <text:list-item>
              <text:p text:style-name="P18"><text:span text:style-name="T18_1">sudo</text:span><text:span text:style-name="T18_2"><text:s/></text:span><text:span text:style-name="T18_3">apt</text:span><text:span text:style-name="T18_4">-</text:span><text:span text:style-name="T18_5">get</text:span><text:span text:style-name="T18_6"><text:s/></text:span><text:span text:style-name="T18_7">install</text:span><text:span text:style-name="T18_8"><text:s/></text:span><text:span text:style-name="T18_9">unattended</text:span><text:span text:style-name="T18_10">-</text:span><text:span text:style-name="T18_11">upgrades</text:span></text:p>
            </text:list-item>
            <text:list-item>
              <text:p text:style-name="P19"><text:span text:style-name="T19_1">sudo</text:span><text:span text:style-name="T19_2"><text:s/></text:span><text:span text:style-name="T19_3">apt</text:span><text:span text:style-name="T19_4">-</text:span><text:span text:style-name="T19_5">get</text:span><text:span text:style-name="T19_6"><text:s/></text:span><text:span text:style-name="T19_7">msttcorefonts</text:span></text:p>
            </text:list-item>
            <text:list-item>
              <text:p text:style-name="P20"><text:span text:style-name="T20_1">Alguna</text:span><text:span text:style-name="T20_2"><text:s/></text:span><text:span text:style-name="T20_3">otra</text:span><text:span text:style-name="T20_4"><text:s/></text:span><text:span text:style-name="T20_5">aplicación</text:span><text:span text:style-name="T20_6"><text:s/></text:span><text:span text:style-name="T20_7">que</text:span><text:span text:style-name="T20_8"><text:s/></text:span><text:span text:style-name="T20_9">seo</text:span><text:span text:style-name="T20_10"><text:s/></text:span><text:span text:style-name="T20_11">encuentre</text:span><text:span text:style-name="T20_12"><text:s/></text:span><text:span text:style-name="T20_13">conveniente</text:span><text:span text:style-name="T20_14">:<text:s/></text:span><text:span text:style-name="T20_15">Skype</text:span><text:span text:style-name="T20_16">,<text:s/></text:span><text:span text:style-name="T20_17">por</text:span><text:span text:style-name="T20_18"><text:s/></text:span><text:span text:style-name="T20_19">ejemplo</text:span><text:span text:style-name="T20_20">.</text:span></text:p>
            </text:list-item>
            <text:list-item>
              <text:p text:style-name="P21"><text:span text:style-name="T21_1">Probar</text:span><text:span text:style-name="T21_2"><text:s/></text:span><text:span text:style-name="T21_3">diferentes</text:span><text:span text:style-name="T21_4"><text:s/></text:span><text:span text:style-name="T21_5">medios</text:span><text:span text:style-name="T21_6"><text:s/></text:span><text:span text:style-name="T21_7">de</text:span><text:span text:style-name="T21_8"><text:s/></text:span><text:span text:style-name="T21_9">reproducción</text:span><text:span text:style-name="T21_10"><text:s/></text:span><text:span text:style-name="T21_11">para</text:span><text:span text:style-name="T21_12"><text:s/></text:span><text:span text:style-name="T21_13">ver</text:span><text:span text:style-name="T21_14"><text:s/></text:span><text:span text:style-name="T21_15">si</text:span><text:span text:style-name="T21_16"><text:s/></text:span><text:span text:style-name="T21_17">funcionan</text:span><text:span text:style-name="T21_18"><text:s/></text:span><text:span text:style-name="T21_19">correctamente</text:span><text:span text:style-name="T21_20">.</text:span></text:p>
            </text:list-item>
          </text:list>
        </text:list-item>
        <text:list-item>
          <text:p text:style-name="P22"><text:span text:style-name="T22_1">El</text:span><text:span text:style-name="T22_2"><text:s/></text:span><text:span text:style-name="T22_3">usuario</text:span><text:span text:style-name="T22_4"><text:s/>“</text:span><text:span text:style-name="T22_5">profesor</text:span><text:span text:style-name="T22_6">”:</text:span></text:p>
          <text:list>
            <text:list-item>
              <text:p text:style-name="P23"><text:span text:style-name="T23_1">Desde</text:span><text:span text:style-name="T23_2"><text:s/></text:span><text:span text:style-name="T23_3">Sistema</text:span><text:span text:style-name="T23_4">-</text:span><text:span text:style-name="T23_5">Administración</text:span><text:span text:style-name="T23_6">-</text:span><text:span text:style-name="T23_7">Usuarios</text:span><text:span text:style-name="T23_8"><text:s/></text:span><text:span text:style-name="T23_9">y</text:span><text:span text:style-name="T23_10"><text:s/></text:span><text:span text:style-name="T23_11">Grupos</text:span><text:span text:style-name="T23_12">,<text:s/></text:span><text:span text:style-name="T23_13">crear</text:span><text:span text:style-name="T23_14"><text:s/>“</text:span><text:span text:style-name="T23_15">profesor</text:span><text:span text:style-name="T23_16">”<text:s/></text:span><text:span text:style-name="T23_17">y</text:span><text:span text:style-name="T23_18"><text:s/></text:span><text:span text:style-name="T23_19">Passw</text:span><text:span text:style-name="T23_20"><text:s/>“</text:span><text:span text:style-name="T23_21">profesor</text:span><text:span text:style-name="T23_22">”.</text:span></text:p>
            </text:list-item>
            <text:list-item>
              <text:p text:style-name="P24"><text:span text:style-name="T24_1">Desde</text:span><text:span text:style-name="T24_2"><text:s/></text:span><text:span text:style-name="T24_3">Sistema</text:span><text:span text:style-name="T24_4">-</text:span><text:span text:style-name="T24_5">Administración</text:span><text:span text:style-name="T24_6">-</text:span><text:span text:style-name="T24_7">Pantalla</text:span><text:span text:style-name="T24_8"><text:s/></text:span><text:span text:style-name="T24_9">de</text:span><text:span text:style-name="T24_10"><text:s/></text:span><text:span text:style-name="T24_11">acceso</text:span><text:span text:style-name="T24_12">:<text:s/></text:span><text:span text:style-name="T24_13">Activar</text:span><text:span text:style-name="T24_14"><text:s/></text:span><text:span text:style-name="T24_15">acceso</text:span><text:span text:style-name="T24_16"><text:s/></text:span><text:span text:style-name="T24_17">automático</text:span><text:span text:style-name="T24_18"><text:s/></text:span><text:span text:style-name="T24_19">del</text:span><text:span text:style-name="T24_20"><text:s/></text:span><text:span text:style-name="T24_21">usuario</text:span><text:span text:style-name="T24_22"><text:s/>“</text:span><text:span text:style-name="T24_23">profesor</text:span><text:span text:style-name="T24_24">”.</text:span></text:p>
            </text:list-item>
          </text:list>
        </text:list-item>
        <text:list-item>
          <text:p text:style-name="P25"><text:span text:style-name="T25_1">Acceder</text:span><text:span text:style-name="T25_2"><text:s/></text:span><text:span text:style-name="T25_3">como</text:span><text:span text:style-name="T25_4"><text:s/></text:span><text:span text:style-name="T25_5">profesor</text:span><text:span text:style-name="T25_6"><text:s/></text:span><text:span text:style-name="T25_7">y</text:span><text:span text:style-name="T25_8">:</text:span></text:p>
          <text:list>
            <text:list-item>
              <text:p text:style-name="P26"><text:span text:style-name="T26_1">Con</text:span><text:span text:style-name="T26_2"><text:s/></text:span><text:span text:style-name="T26_3">el</text:span><text:span text:style-name="T26_4"><text:s/></text:span><text:span text:style-name="T26_5">gconf</text:span><text:span text:style-name="T26_6">-</text:span><text:span text:style-name="T26_7">editor</text:span><text:span text:style-name="T26_8"><text:s/>(</text:span><text:span text:style-name="T26_9">ALT</text:span><text:span text:style-name="T26_10">-</text:span><text:span text:style-name="T26_11">F</text:span><text:span text:style-name="T26_12">2<text:s/></text:span><text:span text:style-name="T26_13">y</text:span><text:span text:style-name="T26_14"><text:s/></text:span><text:span text:style-name="T26_15">ejecutar</text:span><text:span text:style-name="T26_16"><text:s/></text:span><text:span text:style-name="T26_17">gconf</text:span><text:span text:style-name="T26_18">-</text:span><text:span text:style-name="T26_19">editor</text:span><text:span text:style-name="T26_20">)<text:s/></text:span><text:span text:style-name="T26_21">configuraremos</text:span><text:span text:style-name="T26_22"><text:s/></text:span><text:span text:style-name="T26_23">el</text:span><text:span text:style-name="T26_24"><text:s/></text:span><text:span text:style-name="T26_25">escritorio</text:span><text:span text:style-name="T26_26">:</text:span></text:p>
            </text:list-item>
            <text:list-item>
              <text:p text:style-name="P27"><text:span text:style-name="T27_1">Papelera</text:span><text:span text:style-name="T27_2"><text:s/></text:span><text:span text:style-name="T27_3">al</text:span><text:span text:style-name="T27_4"><text:s/></text:span><text:span text:style-name="T27_5">escritorio</text:span><text:span text:style-name="T27_6">:<text:s/></text:span><text:span text:style-name="T27_7">En</text:span><text:span text:style-name="T27_8"><text:s/></text:span><text:span text:style-name="T27_9">apps</text:span><text:span text:style-name="T27_10">-</text:span><text:span text:style-name="T27_11">nautilus</text:span><text:span text:style-name="T27_12">-</text:span><text:span text:style-name="T27_13">desktop</text:span><text:span text:style-name="T27_14"><text:s/></text:span><text:span text:style-name="T27_15">activar</text:span><text:span text:style-name="T27_16"><text:s/></text:span><text:span text:style-name="T27_17">el</text:span><text:span text:style-name="T27_18"><text:s/>“</text:span><text:span text:style-name="T27_19">trash</text:span><text:span text:style-name="T27_20">_</text:span><text:span text:style-name="T27_21">icon</text:span><text:span text:style-name="T27_22">_</text:span><text:span text:style-name="T27_23">visible</text:span><text:span text:style-name="T27_24">”</text:span></text:p>
            </text:list-item>
            <text:list-item>
              <text:p text:style-name="P28"><text:span text:style-name="T28_1">Botones</text:span><text:span text:style-name="T28_2"><text:s/></text:span><text:span text:style-name="T28_3">de</text:span><text:span text:style-name="T28_4"><text:s/></text:span><text:span text:style-name="T28_5">control</text:span><text:span text:style-name="T28_6"><text:s/></text:span><text:span text:style-name="T28_7">de</text:span><text:span text:style-name="T28_8"><text:s/></text:span><text:span text:style-name="T28_9">ventanas</text:span><text:span text:style-name="T28_10"><text:s/></text:span><text:span text:style-name="T28_11">a</text:span><text:span text:style-name="T28_12"><text:s/></text:span><text:span text:style-name="T28_13">la</text:span><text:span text:style-name="T28_14"><text:s/></text:span><text:span text:style-name="T28_15">derecha</text:span><text:span text:style-name="T28_16">:<text:s/></text:span><text:span text:style-name="T28_17">En</text:span><text:span text:style-name="T28_18"><text:s/></text:span><text:span text:style-name="T28_19">apps</text:span><text:span text:style-name="T28_20">/</text:span><text:span text:style-name="T28_21">metacity</text:span><text:span text:style-name="T28_22">/</text:span><text:span text:style-name="T28_23">general</text:span><text:span text:style-name="T28_24"><text:s/></text:span><text:span text:style-name="T28_25">seleccionar</text:span><text:span text:style-name="T28_26"><text:s/></text:span><text:span text:style-name="T28_27">button</text:span><text:span text:style-name="T28_28">_</text:span><text:span text:style-name="T28_29">layout</text:span><text:span text:style-name="T28_30"><text:s/></text:span><text:span text:style-name="T28_31">y</text:span><text:span text:style-name="T28_32"><text:s/></text:span><text:span text:style-name="T28_33">cambiar</text:span><text:span text:style-name="T28_34"><text:s/></text:span><text:span text:style-name="T28_35">el</text:span><text:span text:style-name="T28_36"><text:s/></text:span><text:span text:style-name="T28_37">valor</text:span><text:span text:style-name="T28_38"><text:s/></text:span><text:span text:style-name="T28_39">a</text:span><text:span text:style-name="T28_40">:<text:s/>“:</text:span><text:span text:style-name="T28_41">minimize</text:span><text:span text:style-name="T28_42">,</text:span><text:span text:style-name="T28_43">maximize</text:span><text:span text:style-name="T28_44">,</text:span><text:span text:style-name="T28_45">close</text:span><text:span text:style-name="T28_46">”</text:span></text:p>
            </text:list-item>
            <text:list-item>
              <text:p text:style-name="P29"><text:span text:style-name="T29_1">Adaptar</text:span><text:span text:style-name="T29_2"><text:s/></text:span><text:span text:style-name="T29_3">las</text:span><text:span text:style-name="T29_4"><text:s/></text:span><text:span text:style-name="T29_5">barras</text:span><text:span text:style-name="T29_6"><text:s/></text:span><text:span text:style-name="T29_7">de</text:span><text:span text:style-name="T29_8"><text:s/></text:span><text:span text:style-name="T29_9">tareas</text:span><text:span text:style-name="T29_10">:</text:span></text:p>
              <text:list>
                <text:list-item>
                  <text:p text:style-name="P30"><text:span text:style-name="T30_1">En</text:span><text:span text:style-name="T30_2"><text:s/></text:span><text:span text:style-name="T30_3">el</text:span><text:span text:style-name="T30_4"><text:s/></text:span><text:span text:style-name="T30_5">panel</text:span><text:span text:style-name="T30_6"><text:s/></text:span><text:span text:style-name="T30_7">de</text:span><text:span text:style-name="T30_8"><text:s/></text:span><text:span text:style-name="T30_9">abajo</text:span><text:span text:style-name="T30_10">,<text:s/></text:span><text:span text:style-name="T30_11">dejar</text:span><text:span text:style-name="T30_12"><text:s/></text:span><text:span text:style-name="T30_13">una</text:span><text:span text:style-name="T30_14"><text:s/></text:span><text:span text:style-name="T30_15">sola</text:span><text:span text:style-name="T30_16"><text:s/></text:span><text:span text:style-name="T30_17">área</text:span><text:span text:style-name="T30_18"><text:s/></text:span><text:span text:style-name="T30_19">de</text:span><text:span text:style-name="T30_20"><text:s/></text:span><text:span text:style-name="T30_21">trabajo</text:span><text:span text:style-name="T30_22"><text:s/>(</text:span><text:span text:style-name="T30_23">botón</text:span><text:span text:style-name="T30_24"><text:s/></text:span><text:span text:style-name="T30_25">derecho</text:span><text:span text:style-name="T30_26">-</text:span><text:span text:style-name="T30_27">preferencias</text:span><text:span text:style-name="T30_28">)</text:span></text:p>
                </text:list-item>
                <text:list-item>
                  <text:p text:style-name="P31"><text:span text:style-name="T31_1">Quitar</text:span><text:span text:style-name="T31_2"><text:s/></text:span><text:span text:style-name="T31_3">la</text:span><text:span text:style-name="T31_4"><text:s/></text:span><text:span text:style-name="T31_5">barra</text:span><text:span text:style-name="T31_6"><text:s/></text:span><text:span text:style-name="T31_7">de</text:span><text:span text:style-name="T31_8"><text:s/></text:span><text:span text:style-name="T31_9">abajo</text:span><text:span text:style-name="T31_10"><text:s/>(</text:span><text:span text:style-name="T31_11">botón</text:span><text:span text:style-name="T31_12"><text:s/></text:span><text:span text:style-name="T31_13">derecho</text:span><text:span text:style-name="T31_14">-</text:span><text:span text:style-name="T31_15">borrar</text:span><text:span text:style-name="T31_16"><text:s/></text:span><text:span text:style-name="T31_17">este</text:span><text:span text:style-name="T31_18"><text:s/></text:span><text:span text:style-name="T31_19">panel</text:span><text:span text:style-name="T31_20">)<text:s/></text:span><text:span text:style-name="T31_21">para</text:span><text:span text:style-name="T31_22"><text:s/></text:span><text:span text:style-name="T31_23">después</text:span><text:span text:style-name="T31_24"><text:s/></text:span><text:span text:style-name="T31_25">mover</text:span><text:span text:style-name="T31_26"><text:s/></text:span><text:span text:style-name="T31_27">la</text:span><text:span text:style-name="T31_28"><text:s/></text:span><text:span text:style-name="T31_29">barra</text:span><text:span text:style-name="T31_30"><text:s/></text:span><text:span text:style-name="T31_31">de</text:span><text:span text:style-name="T31_32"><text:s/></text:span><text:span text:style-name="T31_33">arriba</text:span><text:span text:style-name="T31_34"><text:s/></text:span><text:span text:style-name="T31_35">al</text:span><text:span text:style-name="T31_36"><text:s/></text:span><text:span text:style-name="T31_37">borde</text:span><text:span text:style-name="T31_38"><text:s/></text:span><text:span text:style-name="T31_39">inferior</text:span><text:span text:style-name="T31_40"><text:s/>(</text:span><text:span text:style-name="T31_41">botón</text:span><text:span text:style-name="T31_42"><text:s/></text:span><text:span text:style-name="T31_43">derecho</text:span><text:span text:style-name="T31_44">-</text:span><text:span text:style-name="T31_45">Propiedades</text:span><text:span text:style-name="T31_46">-</text:span><text:span text:style-name="T31_47">Orientación</text:span><text:span text:style-name="T31_48">).</text:span></text:p>
                </text:list-item>
                <text:list-item>
                  <text:p text:style-name="P32"><text:span text:style-name="T32_1">A</text:span><text:span text:style-name="T32_2"><text:s/></text:span><text:span text:style-name="T32_3">la</text:span><text:span text:style-name="T32_4"><text:s/></text:span><text:span text:style-name="T32_5">barra</text:span><text:span text:style-name="T32_6"><text:s/>(</text:span><text:span text:style-name="T32_7">botón</text:span><text:span text:style-name="T32_8"><text:s/></text:span><text:span text:style-name="T32_9">derecho</text:span><text:span text:style-name="T32_10">-</text:span><text:span text:style-name="T32_11">añadir</text:span><text:span text:style-name="T32_12"><text:s/></text:span><text:span text:style-name="T32_13">al</text:span><text:span text:style-name="T32_14"><text:s/></text:span><text:span text:style-name="T32_15">panel</text:span><text:span text:style-name="T32_16">)<text:s/></text:span><text:span text:style-name="T32_17">añadirle</text:span><text:span text:style-name="T32_18"><text:s/></text:span><text:span text:style-name="T32_19">una</text:span><text:span text:style-name="T32_20"><text:s/></text:span><text:span text:style-name="T32_21">lista</text:span><text:span text:style-name="T32_22"><text:s/></text:span><text:span text:style-name="T32_23">de</text:span><text:span text:style-name="T32_24"><text:s/></text:span><text:span text:style-name="T32_25">ventanas</text:span><text:span text:style-name="T32_26"><text:s/></text:span><text:span text:style-name="T32_27">pegada</text:span><text:span text:style-name="T32_28"><text:s/></text:span><text:span text:style-name="T32_29">lo</text:span><text:span text:style-name="T32_30"><text:s/></text:span><text:span text:style-name="T32_31">más</text:span><text:span text:style-name="T32_32"><text:s/></text:span><text:span text:style-name="T32_33">a</text:span><text:span text:style-name="T32_34"><text:s/></text:span><text:span text:style-name="T32_35">la</text:span><text:span text:style-name="T32_36"><text:s/></text:span><text:span text:style-name="T32_37">izquierda</text:span><text:span text:style-name="T32_38"><text:s/></text:span><text:span text:style-name="T32_39">y</text:span><text:span text:style-name="T32_40"><text:s/></text:span><text:span text:style-name="T32_41">bloquearla</text:span><text:span text:style-name="T32_42"><text:s/></text:span><text:span text:style-name="T32_43">al</text:span><text:span text:style-name="T32_44"><text:s/></text:span><text:span text:style-name="T32_45">panel</text:span><text:span text:style-name="T32_46">.</text:span></text:p>
                </text:list-item>
              </text:list>
            </text:list-item>
            <text:list-item>
              <text:p text:style-name="P33"><text:span text:style-name="T33_1">Copiar</text:span><text:span text:style-name="T33_2"><text:s/></text:span><text:span text:style-name="T33_3">el</text:span><text:span text:style-name="T33_4"><text:s/></text:span><text:span text:style-name="T33_5">fondo</text:span><text:span text:style-name="T33_6"><text:s/></text:span><text:span text:style-name="T33_7">de</text:span><text:span text:style-name="T33_8"><text:s/></text:span><text:span text:style-name="T33_9">escritorio</text:span><text:span text:style-name="T33_10"><text:s/>(</text:span><text:span text:style-name="T33_11">está</text:span><text:span text:style-name="T33_12"><text:s/></text:span><text:span text:style-name="T33_13">en</text:span><text:span text:style-name="T33_14"><text:s/></text:span><text:span text:style-name="T33_15">el</text:span><text:span text:style-name="T33_16"><text:s/></text:span><text:span text:style-name="T33_17">lápiz</text:span><text:span text:style-name="T33_18">)<text:s/></text:span><text:span text:style-name="T33_19">en</text:span><text:span text:style-name="T33_20"><text:s/></text:span><text:span text:style-name="T33_21">la</text:span><text:span text:style-name="T33_22"><text:s/></text:span><text:span text:style-name="T33_23">carpeta</text:span><text:span text:style-name="T33_24"><text:s/></text:span><text:span text:style-name="T33_25">Imágenes</text:span><text:span text:style-name="T33_26"><text:s/></text:span><text:span text:style-name="T33_27">del</text:span><text:span text:style-name="T33_28"><text:s/></text:span><text:span text:style-name="T33_29">usuario</text:span><text:span text:style-name="T33_30"><text:s/>(</text:span><text:span text:style-name="T33_31">o</text:span><text:span text:style-name="T33_32"><text:s/></text:span><text:span text:style-name="T33_33">en</text:span><text:span text:style-name="T33_34"><text:s/>/</text:span><text:span text:style-name="T33_35">usr</text:span><text:span text:style-name="T33_36">/</text:span><text:span text:style-name="T33_37">share</text:span><text:span text:style-name="T33_38">/</text:span><text:span text:style-name="T33_39">backgrounds</text:span><text:span text:style-name="T33_40">),<text:s/></text:span><text:span text:style-name="T33_41">y</text:span><text:span text:style-name="T33_42"><text:s/></text:span><text:span text:style-name="T33_43">usarlo</text:span><text:span text:style-name="T33_44"><text:s/></text:span><text:span text:style-name="T33_45">en</text:span><text:span text:style-name="T33_46"><text:s/></text:span><text:span text:style-name="T33_47">el</text:span><text:span text:style-name="T33_48"><text:s/></text:span><text:span text:style-name="T33_49">modo</text:span><text:span text:style-name="T33_50"><text:s/>“</text:span><text:span text:style-name="T33_51">estirar</text:span><text:span text:style-name="T33_52">”.</text:span></text:p>
            </text:list-item>
            <text:list-item>
              <text:p text:style-name="P34"><text:span text:style-name="T34_1">Inicializar</text:span><text:span text:style-name="T34_2"><text:s/></text:span><text:span text:style-name="T34_3">el</text:span><text:span text:style-name="T34_4"><text:s/></text:span><text:span text:style-name="T34_5">wine</text:span><text:span text:style-name="T34_6"><text:s/>(</text:span><text:span text:style-name="T34_7">Aplicaciones</text:span><text:span text:style-name="T34_8">-</text:span><text:span text:style-name="T34_9">Wine</text:span><text:span text:style-name="T34_10">-</text:span><text:span text:style-name="T34_11">Configurar</text:span><text:span text:style-name="T34_12"><text:s/></text:span><text:span text:style-name="T34_13">Wine</text:span><text:span text:style-name="T34_14">).</text:span></text:p>
            </text:list-item>
            <text:list-item>
              <text:p text:style-name="P35"><text:span text:style-name="T35_1">Instalar</text:span><text:span text:style-name="T35_2"><text:s/></text:span><text:span text:style-name="T35_3">PowerPoint</text:span><text:span text:style-name="T35_4"><text:s/></text:span><text:span text:style-name="T35_5">viewer</text:span><text:span text:style-name="T35_6"><text:s/>2003<text:s/>(</text:span><text:span text:style-name="T35_7">ejecutar</text:span><text:span text:style-name="T35_8"><text:s/></text:span><text:span text:style-name="T35_9">el</text:span><text:span text:style-name="T35_10"><text:s/></text:span><text:span text:style-name="T35_11">exe</text:span><text:span text:style-name="T35_12"><text:s/></text:span><text:span text:style-name="T35_13">del</text:span><text:span text:style-name="T35_14"><text:s/></text:span><text:span text:style-name="T35_15">lápiz</text:span><text:span text:style-name="T35_16"><text:s text:c="2"/>-</text:span><text:span text:style-name="T35_17">botón</text:span><text:span text:style-name="T35_18"><text:s/></text:span><text:span text:style-name="T35_19">derecho</text:span><text:span text:style-name="T35_20"><text:s/></text:span><text:span text:style-name="T35_21">y</text:span><text:span text:style-name="T35_22"><text:s/></text:span><text:span text:style-name="T35_23">abrir</text:span><text:span text:style-name="T35_24"><text:s/></text:span><text:span text:style-name="T35_25">con</text:span><text:span text:style-name="T35_26"><text:s/></text:span><text:span text:style-name="T35_27">wine</text:span><text:span text:style-name="T35_28">-,<text:s/></text:span><text:span text:style-name="T35_29">y</text:span><text:span text:style-name="T35_30"><text:s/></text:span><text:span text:style-name="T35_31">se</text:span><text:span text:style-name="T35_32"><text:s/></text:span><text:span text:style-name="T35_33">instalará</text:span><text:span text:style-name="T35_34"><text:s/></text:span><text:span text:style-name="T35_35">dentro</text:span><text:span text:style-name="T35_36"><text:s/></text:span><text:span text:style-name="T35_37">de</text:span><text:span text:style-name="T35_38"><text:s/></text:span><text:span text:style-name="T35_39">wine</text:span><text:span text:style-name="T35_40">;<text:s/></text:span><text:span text:style-name="T35_41">el</text:span><text:span text:style-name="T35_42"><text:s/>2007<text:s/></text:span><text:span text:style-name="T35_43">no</text:span><text:span text:style-name="T35_44"><text:s/></text:span><text:span text:style-name="T35_45">funciona</text:span><text:span text:style-name="T35_46"><text:s/></text:span><text:span text:style-name="T35_47">en</text:span><text:span text:style-name="T35_48"><text:s/></text:span><text:span text:style-name="T35_49">Wine</text:span><text:span text:style-name="T35_50">).<text:s/></text:span><text:span text:style-name="T35_51">Luego</text:span><text:span text:style-name="T35_52">,<text:s/></text:span><text:span text:style-name="T35_53">añadir</text:span><text:span text:style-name="T35_54"><text:s/></text:span><text:span text:style-name="T35_55">el</text:span><text:span text:style-name="T35_56"><text:s/></text:span><text:span text:style-name="T35_57">lanzador</text:span><text:span text:style-name="T35_58"><text:s/></text:span><text:span text:style-name="T35_59">al</text:span><text:span text:style-name="T35_60"><text:s/></text:span><text:span text:style-name="T35_61">escritorio</text:span><text:span text:style-name="T35_62"><text:s/>(</text:span><text:span text:style-name="T35_63">Aplicaciones</text:span><text:span text:style-name="T35_64">-</text:span><text:span text:style-name="T35_65">Wine</text:span><text:span text:style-name="T35_66">-</text:span><text:span text:style-name="T35_67">Programas</text:span><text:span text:style-name="T35_68">-</text:span><text:span text:style-name="T35_69">Botón</text:span><text:span text:style-name="T35_70"><text:s/></text:span><text:span text:style-name="T35_71">derecho</text:span><text:span text:style-name="T35_72">)<text:s/></text:span><text:span text:style-name="T35_73">y</text:span><text:span text:style-name="T35_74"><text:s/></text:span><text:span text:style-name="T35_75">renombrarlo</text:span><text:span text:style-name="T35_76"><text:s/></text:span><text:span text:style-name="T35_77">quitando</text:span><text:span text:style-name="T35_78"><text:s/></text:span><text:span text:style-name="T35_79">las</text:span><text:span text:style-name="T35_80"><text:s/></text:span><text:span text:style-name="T35_81">referencias</text:span><text:span text:style-name="T35_82"><text:s/></text:span><text:span text:style-name="T35_83">al</text:span><text:span text:style-name="T35_84"><text:s/></text:span><text:span text:style-name="T35_85">innombrable</text:span><text:span text:style-name="T35_86">.</text:span></text:p>
            </text:list-item>
            <text:list-item>
              <text:p text:style-name="P36"><text:span text:style-name="T36_1">Desactivar</text:span><text:span text:style-name="T36_2"><text:s/></text:span><text:span text:style-name="T36_3">el</text:span><text:span text:style-name="T36_4"><text:s/></text:span><text:span text:style-name="T36_5">salvapantallas</text:span><text:span text:style-name="T36_6"><text:s/></text:span><text:span text:style-name="T36_7">y</text:span><text:span text:style-name="T36_8"><text:s/></text:span><text:span text:style-name="T36_9">la</text:span><text:span text:style-name="T36_10"><text:s/></text:span><text:span text:style-name="T36_11">gestión</text:span><text:span text:style-name="T36_12"><text:s/></text:span><text:span text:style-name="T36_13">de</text:span><text:span text:style-name="T36_14"><text:s/></text:span><text:span text:style-name="T36_15">energía</text:span><text:span text:style-name="T36_16"><text:s/>(</text:span><text:span text:style-name="T36_17">Sistema</text:span><text:span text:style-name="T36_18">-</text:span><text:span text:style-name="T36_19">Preferencias</text:span><text:span text:style-name="T36_20">-</text:span><text:span text:style-name="T36_21">Salvap</text:span><text:span text:style-name="T36_22">).</text:span></text:p>
            </text:list-item>
            <text:list-item>
              <text:p text:style-name="P37"><text:span text:style-name="T37_1">Ejecutar</text:span><text:span text:style-name="T37_2"><text:s/></text:span><text:span text:style-name="T37_3">aplicaciones</text:span><text:span text:style-name="T37_4"><text:s/></text:span><text:span text:style-name="T37_5">que</text:span><text:span text:style-name="T37_6"><text:s/></text:span><text:span text:style-name="T37_7">piden</text:span><text:span text:style-name="T37_8"><text:s/></text:span><text:span text:style-name="T37_9">aceptación</text:span><text:span text:style-name="T37_10">:<text:s/></text:span><text:span text:style-name="T37_11">VLC</text:span><text:span text:style-name="T37_12"><text:s/></text:span><text:span text:style-name="T37_13">y</text:span><text:span text:style-name="T37_14"><text:s/></text:span><text:span text:style-name="T37_15">Adobe</text:span><text:span text:style-name="T37_16"><text:s/></text:span><text:span text:style-name="T37_17">Reader</text:span></text:p>
            </text:list-item>
            <text:list-item>
              <text:p text:style-name="P38"><text:span text:style-name="T38_1">Configurar</text:span><text:span text:style-name="T38_2"><text:s/></text:span><text:span text:style-name="T38_3">el</text:span><text:span text:style-name="T38_4"><text:s/></text:span><text:span text:style-name="T38_5">Firefox</text:span><text:span text:style-name="T38_6">:</text:span></text:p>
              <text:list>
                <text:list-item>
                  <text:p text:style-name="P39"><text:span text:style-name="T39_1">Quitar</text:span><text:span text:style-name="T39_2"><text:s/></text:span><text:span text:style-name="T39_3">la</text:span><text:span text:style-name="T39_4"><text:s/></text:span><text:span text:style-name="T39_5">barra</text:span><text:span text:style-name="T39_6"><text:s/></text:span><text:span text:style-name="T39_7">de</text:span><text:span text:style-name="T39_8"><text:s/></text:span><text:span text:style-name="T39_9">marcadores</text:span><text:span text:style-name="T39_10"><text:s/>(</text:span><text:span text:style-name="T39_11">ver</text:span><text:span text:style-name="T39_12">-</text:span><text:span text:style-name="T39_13">barras</text:span><text:span text:style-name="T39_14"><text:s/></text:span><text:span text:style-name="T39_15">de</text:span><text:span text:style-name="T39_16"><text:s/></text:span><text:span text:style-name="T39_17">herramientas</text:span><text:span text:style-name="T39_18">)</text:span></text:p>
                </text:list-item>
                <text:list-item>
                  <text:p text:style-name="P40"><text:span text:style-name="T40_1">En</text:span><text:span text:style-name="T40_2"><text:s/></text:span><text:span text:style-name="T40_3">Editar</text:span><text:span text:style-name="T40_4">-</text:span><text:span text:style-name="T40_5">Preferencias</text:span><text:span text:style-name="T40_6">,</text:span></text:p>
                  <text:list>
                    <text:list-item>
                      <text:p text:style-name="P41"><text:span text:style-name="T41_1">Página</text:span><text:span text:style-name="T41_2"><text:s/></text:span><text:span text:style-name="T41_3">de</text:span><text:span text:style-name="T41_4"><text:s/></text:span><text:span text:style-name="T41_5">inicio</text:span><text:span text:style-name="T41_6">:<text:s/></text:span><text:span text:style-name="T41_7"><text:a xlink:type="simple" xlink:href="http://www.google.es"><text:span text:style-name="T41_8">http</text:span></text:a></text:span><text:span text:style-name="T41_9"><text:a xlink:type="simple" xlink:href="http://www.google.es"><text:span text:style-name="T41_10">://</text:span></text:a></text:span><text:span text:style-name="T41_11"><text:a xlink:type="simple" xlink:href="http://www.google.es"><text:span text:style-name="T41_12">www</text:span></text:a></text:span><text:span text:style-name="T41_13"><text:a xlink:type="simple" xlink:href="http://www.google.es"><text:span text:style-name="T41_14">.</text:span></text:a></text:span><text:span text:style-name="T41_15"><text:a xlink:type="simple" xlink:href="http://www.google.es"><text:span text:style-name="T41_16">google</text:span></text:a></text:span><text:span text:style-name="T41_17"><text:a xlink:type="simple" xlink:href="http://www.google.es"><text:span text:style-name="T41_18">.</text:span></text:a></text:span><text:span text:style-name="T41_19"><text:a xlink:type="simple" xlink:href="http://www.google.es"><text:span text:style-name="T41_20">es</text:span></text:a></text:span></text:p>
                    </text:list-item>
                    <text:list-item>
                      <text:p text:style-name="P42"><text:span text:style-name="T42_1">Privacidad</text:span><text:span text:style-name="T42_2">:<text:s/></text:span><text:span text:style-name="T42_3">No</text:span><text:span text:style-name="T42_4"><text:s/></text:span><text:span text:style-name="T42_5">recordar</text:span><text:span text:style-name="T42_6"><text:s/></text:span><text:span text:style-name="T42_7">el</text:span><text:span text:style-name="T42_8"><text:s/></text:span><text:span text:style-name="T42_9">historial</text:span><text:span text:style-name="T42_10"><text:s/>–<text:s/></text:span><text:span text:style-name="T42_11">limpiar</text:span><text:span text:style-name="T42_12"><text:s/>–<text:s/></text:span><text:span text:style-name="T42_13">Sugerir</text:span><text:span text:style-name="T42_14"><text:s/></text:span><text:span text:style-name="T42_15">NADA</text:span></text:p>
                    </text:list-item>
                    <text:list-item>
                      <text:p text:style-name="P43"><text:span text:style-name="T43_1">Seguridad</text:span><text:span text:style-name="T43_2">:<text:s/></text:span><text:span text:style-name="T43_3">No</text:span><text:span text:style-name="T43_4"><text:s/></text:span><text:span text:style-name="T43_5">recordar</text:span><text:span text:style-name="T43_6"><text:s/></text:span><text:span text:style-name="T43_7">contraseña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44_1">Finalmente</text:span><text:span text:style-name="T44_2"><text:s/></text:span><text:span text:style-name="T44_3">hacer</text:span><text:span text:style-name="T44_4"><text:s/></text:span><text:span text:style-name="T44_5">una</text:span><text:span text:style-name="T44_6"><text:s/></text:span><text:span text:style-name="T44_7">comprobación</text:span><text:span text:style-name="T44_8"><text:s/></text:span><text:span text:style-name="T44_9">de</text:span><text:span text:style-name="T44_10"><text:s/></text:span><text:span text:style-name="T44_11">lo</text:span><text:span text:style-name="T44_12"><text:s/></text:span><text:span text:style-name="T44_13">instalado</text:span><text:span text:style-name="T44_14"><text:s/></text:span><text:span text:style-name="T44_15">y</text:span><text:span text:style-name="T44_16"><text:s/></text:span><text:span text:style-name="T44_17">sacar</text:span><text:span text:style-name="T44_18"><text:s/></text:span><text:span text:style-name="T44_19">el</text:span><text:span text:style-name="T44_20"><text:s/></text:span><text:span text:style-name="T44_21">clon</text:span><text:span text:style-name="T44_22">.<text:s/></text:span></text:p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1_1">En</text:span><text:span text:style-name="T51_2"><text:s/></text:span><text:span text:style-name="T51_3">algunos</text:span><text:span text:style-name="T51_4"><text:s/></text:span><text:span text:style-name="T51_5">de</text:span><text:span text:style-name="T51_6"><text:s/></text:span><text:span text:style-name="T51_7">los</text:span><text:span text:style-name="T51_8"><text:s/></text:span><text:span text:style-name="T51_9">ordenadores</text:span><text:span text:style-name="T51_10"><text:s/></text:span><text:span text:style-name="T51_11">hay</text:span><text:span text:style-name="T51_12"><text:s/></text:span><text:span text:style-name="T51_13">un</text:span><text:span text:style-name="T51_14"><text:s/></text:span><text:span text:style-name="T51_15">problema</text:span><text:span text:style-name="T51_16"><text:s/></text:span><text:span text:style-name="T51_17">con</text:span><text:span text:style-name="T51_18"><text:s/></text:span><text:span text:style-name="T51_19">la</text:span><text:span text:style-name="T51_20"><text:s/></text:span><text:span text:style-name="T51_21">resolución</text:span><text:span text:style-name="T51_22">,<text:s/></text:span><text:span text:style-name="T51_23">que</text:span><text:span text:style-name="T51_24"><text:s/></text:span><text:span text:style-name="T51_25">no</text:span><text:span text:style-name="T51_26"><text:s/></text:span><text:span text:style-name="T51_27">pasa</text:span><text:span text:style-name="T51_28"><text:s/></text:span><text:span text:style-name="T51_29">de</text:span><text:span text:style-name="T51_30"><text:s/>640</text:span><text:span text:style-name="T51_31">x</text:span><text:span text:style-name="T51_32">480.</text:span></text:p>
      <text:p text:style-name="P52"/>
      <text:p text:style-name="P53"><text:span text:style-name="T53_1">La</text:span><text:span text:style-name="T53_2"><text:s/></text:span><text:span text:style-name="T53_3">solución</text:span><text:span text:style-name="T53_4"><text:s/></text:span><text:span text:style-name="T53_5">con</text:span><text:span text:style-name="T53_6"><text:s/></text:span><text:span text:style-name="T53_7">la</text:span><text:span text:style-name="T53_8"><text:s/></text:span><text:span text:style-name="T53_9">que</text:span><text:span text:style-name="T53_10"><text:s/></text:span><text:span text:style-name="T53_11"><office:annotation><dc:creator/><text:p text:style-name="P54"><text:span text:style-name="T54_1">yo</text:span><text:span text:style-name="T54_2"><text:s/>—</text:span><text:span text:style-name="T54_3">psicobyte</text:span></text:p></office:annotation></text:span><text:span text:style-name="T54_4">he</text:span><text:span text:style-name="T54_5"><text:s/></text:span><text:span text:style-name="T54_6">dado</text:span><text:span text:style-name="T54_7"><text:s/></text:span><text:span text:style-name="T54_8">es</text:span><text:span text:style-name="T54_9"><text:s/></text:span><text:span text:style-name="T54_10">modificar</text:span><text:span text:style-name="T54_11"><text:s/></text:span><text:span text:style-name="T54_12">o</text:span><text:span text:style-name="T54_13"><text:s/></text:span><text:span text:style-name="T54_14">crear</text:span><text:span text:style-name="T54_15"><text:s/></text:span><text:span text:style-name="T54_16">el</text:span><text:span text:style-name="T54_17"><text:s/></text:span><text:span text:style-name="T54_18">archivo</text:span><text:span text:style-name="T54_19"><text:s/>/</text:span><text:span text:style-name="T54_20">etc</text:span><text:span text:style-name="T54_21">/</text:span><text:span text:style-name="T54_22">X</text:span><text:span text:style-name="T54_23">11/</text:span><text:span text:style-name="T54_24">xorg</text:span><text:span text:style-name="T54_25">.</text:span><text:span text:style-name="T54_26">conf</text:span><text:span text:style-name="T54_27"><text:s/></text:span><text:span text:style-name="T54_28">con</text:span><text:span text:style-name="T54_29"><text:s/></text:span><text:span text:style-name="T54_30">el</text:span><text:span text:style-name="T54_31"><text:s/></text:span><text:span text:style-name="T54_32">siguiente</text:span><text:span text:style-name="T54_33"><text:s/></text:span><text:span text:style-name="T54_34">contenido</text:span><text:span text:style-name="T54_35">:</text:span></text:p>
      <text:p text:style-name="P55"/>
      <text:p text:style-name="P56"><text:span text:style-name="T56_1">Section</text:span><text:span text:style-name="T56_2"><text:s/>"</text:span><text:span text:style-name="T56_3">ServerLayout</text:span><text:span text:style-name="T56_4">"</text:span></text:p>
      <text:p text:style-name="P57"><text:span text:style-name="T57_1"><text:s text:c="4"/></text:span><text:span text:style-name="T57_2">Identifier</text:span><text:span text:style-name="T57_3"><text:s/><text:tab/>"</text:span><text:span text:style-name="T57_4">X</text:span><text:span text:style-name="T57_5">.</text:span><text:span text:style-name="T57_6">org</text:span><text:span text:style-name="T57_7"><text:s/></text:span><text:span text:style-name="T57_8">Configured</text:span><text:span text:style-name="T57_9">"</text:span></text:p>
      <text:p text:style-name="P58"><text:span text:style-name="T58_1"><text:s text:c="4"/></text:span><text:span text:style-name="T58_2">Screen</text:span><text:span text:style-name="T58_3"><text:s text:c="2"/><text:tab/>0<text:s text:c="2"/>"</text:span><text:span text:style-name="T58_4">Screen</text:span><text:span text:style-name="T58_5">0"<text:s/>0<text:s/>0</text:span></text:p>
      <text:p text:style-name="P59"><text:span text:style-name="T59_1"><text:s text:c="4"/></text:span><text:span text:style-name="T59_2">InputDevice</text:span><text:span text:style-name="T59_3"><text:tab/>"</text:span><text:span text:style-name="T59_4">Mouse</text:span><text:span text:style-name="T59_5">0"<text:s/>"</text:span><text:span text:style-name="T59_6">CorePointer</text:span><text:span text:style-name="T59_7">"</text:span></text:p>
      <text:p text:style-name="P60"><text:span text:style-name="T60_1"><text:s text:c="4"/></text:span><text:span text:style-name="T60_2">InputDevice</text:span><text:span text:style-name="T60_3"><text:tab/>"</text:span><text:span text:style-name="T60_4">Keyboard</text:span><text:span text:style-name="T60_5">0"<text:s/>"</text:span><text:span text:style-name="T60_6">CoreKeyboard</text:span><text:span text:style-name="T60_7">"</text:span></text:p>
      <text:p text:style-name="P61"><text:span text:style-name="T61_1">EndSection</text:span></text:p>
      <text:p text:style-name="P62"/>
      <text:p text:style-name="P63"><text:span text:style-name="T63_1">Section</text:span><text:span text:style-name="T63_2"><text:s/>"</text:span><text:span text:style-name="T63_3">Files</text:span><text:span text:style-name="T63_4">"</text:span></text:p>
      <text:p text:style-name="P64"><text:span text:style-name="T64_1"><text:s text:c="4"/></text:span><text:span text:style-name="T64_2">ModulePath</text:span><text:span text:style-name="T64_3"><text:s text:c="3"/>"/</text:span><text:span text:style-name="T64_4">usr</text:span><text:span text:style-name="T64_5">/</text:span><text:span text:style-name="T64_6">lib</text:span><text:span text:style-name="T64_7">/</text:span><text:span text:style-name="T64_8">xorg</text:span><text:span text:style-name="T64_9">/</text:span><text:span text:style-name="T64_10">modules</text:span><text:span text:style-name="T64_11">"</text:span></text:p>
      <text:p text:style-name="P65"><text:span text:style-name="T65_1"><text:s text:c="4"/></text:span><text:span text:style-name="T65_2">FontPath</text:span><text:span text:style-name="T65_3"><text:s/><text:tab/>"/</text:span><text:span text:style-name="T65_4">usr</text:span><text:span text:style-name="T65_5">/</text:span><text:span text:style-name="T65_6">share</text:span><text:span text:style-name="T65_7">/</text:span><text:span text:style-name="T65_8">fonts</text:span><text:span text:style-name="T65_9">/</text:span><text:span text:style-name="T65_10">X</text:span><text:span text:style-name="T65_11">11/</text:span><text:span text:style-name="T65_12">misc</text:span><text:span text:style-name="T65_13">"</text:span></text:p>
      <text:p text:style-name="P66"><text:span text:style-name="T66_1"><text:s text:c="4"/></text:span><text:span text:style-name="T66_2">FontPath</text:span><text:span text:style-name="T66_3"><text:s/><text:tab/>"/</text:span><text:span text:style-name="T66_4">usr</text:span><text:span text:style-name="T66_5">/</text:span><text:span text:style-name="T66_6">share</text:span><text:span text:style-name="T66_7">/</text:span><text:span text:style-name="T66_8">fonts</text:span><text:span text:style-name="T66_9">/</text:span><text:span text:style-name="T66_10">X</text:span><text:span text:style-name="T66_11">11/</text:span><text:span text:style-name="T66_12">cyrillic</text:span><text:span text:style-name="T66_13">"</text:span></text:p>
      <text:p text:style-name="P67"><text:span text:style-name="T67_1"><text:s text:c="4"/></text:span><text:span text:style-name="T67_2">FontPath</text:span><text:span text:style-name="T67_3"><text:s/><text:tab/>"/</text:span><text:span text:style-name="T67_4">usr</text:span><text:span text:style-name="T67_5">/</text:span><text:span text:style-name="T67_6">share</text:span><text:span text:style-name="T67_7">/</text:span><text:span text:style-name="T67_8">fonts</text:span><text:span text:style-name="T67_9">/</text:span><text:span text:style-name="T67_10">X</text:span><text:span text:style-name="T67_11">11/100</text:span><text:span text:style-name="T67_12">dpi</text:span><text:span text:style-name="T67_13">/:</text:span><text:span text:style-name="T67_14">unscaled</text:span><text:span text:style-name="T67_15">"</text:span></text:p>
      <text:p text:style-name="P68"><text:span text:style-name="T68_1"><text:s text:c="4"/></text:span><text:span text:style-name="T68_2">FontPath</text:span><text:span text:style-name="T68_3"><text:s/><text:tab/>"/</text:span><text:span text:style-name="T68_4">usr</text:span><text:span text:style-name="T68_5">/</text:span><text:span text:style-name="T68_6">share</text:span><text:span text:style-name="T68_7">/</text:span><text:span text:style-name="T68_8">fonts</text:span><text:span text:style-name="T68_9">/</text:span><text:span text:style-name="T68_10">X</text:span><text:span text:style-name="T68_11">11/75</text:span><text:span text:style-name="T68_12">dpi</text:span><text:span text:style-name="T68_13">/:</text:span><text:span text:style-name="T68_14">unscaled</text:span><text:span text:style-name="T68_15">"</text:span></text:p>
      <text:p text:style-name="P69"><text:span text:style-name="T69_1"><text:s text:c="4"/></text:span><text:span text:style-name="T69_2">FontPath</text:span><text:span text:style-name="T69_3"><text:s/><text:tab/>"/</text:span><text:span text:style-name="T69_4">usr</text:span><text:span text:style-name="T69_5">/</text:span><text:span text:style-name="T69_6">share</text:span><text:span text:style-name="T69_7">/</text:span><text:span text:style-name="T69_8">fonts</text:span><text:span text:style-name="T69_9">/</text:span><text:span text:style-name="T69_10">X</text:span><text:span text:style-name="T69_11">11/</text:span><text:span text:style-name="T69_12">Type</text:span><text:span text:style-name="T69_13">1"</text:span></text:p>
      <text:p text:style-name="P70"><text:span text:style-name="T70_1"><text:s text:c="4"/></text:span><text:span text:style-name="T70_2">FontPath</text:span><text:span text:style-name="T70_3"><text:s/><text:tab/>"/</text:span><text:span text:style-name="T70_4">usr</text:span><text:span text:style-name="T70_5">/</text:span><text:span text:style-name="T70_6">share</text:span><text:span text:style-name="T70_7">/</text:span><text:span text:style-name="T70_8">fonts</text:span><text:span text:style-name="T70_9">/</text:span><text:span text:style-name="T70_10">X</text:span><text:span text:style-name="T70_11">11/100</text:span><text:span text:style-name="T70_12">dpi</text:span><text:span text:style-name="T70_13">"</text:span></text:p>
      <text:p text:style-name="P71"><text:span text:style-name="T71_1"><text:s text:c="4"/></text:span><text:span text:style-name="T71_2">FontPath</text:span><text:span text:style-name="T71_3"><text:s/><text:tab/>"/</text:span><text:span text:style-name="T71_4">usr</text:span><text:span text:style-name="T71_5">/</text:span><text:span text:style-name="T71_6">share</text:span><text:span text:style-name="T71_7">/</text:span><text:span text:style-name="T71_8">fonts</text:span><text:span text:style-name="T71_9">/</text:span><text:span text:style-name="T71_10">X</text:span><text:span text:style-name="T71_11">11/75</text:span><text:span text:style-name="T71_12">dpi</text:span><text:span text:style-name="T71_13">"</text:span></text:p>
      <text:p text:style-name="P72"><text:span text:style-name="T72_1"><text:s text:c="4"/></text:span><text:span text:style-name="T72_2">FontPath</text:span><text:span text:style-name="T72_3"><text:s/><text:tab/>"/</text:span><text:span text:style-name="T72_4">var</text:span><text:span text:style-name="T72_5">/</text:span><text:span text:style-name="T72_6">lib</text:span><text:span text:style-name="T72_7">/</text:span><text:span text:style-name="T72_8">defoma</text:span><text:span text:style-name="T72_9">/</text:span><text:span text:style-name="T72_10">x</text:span><text:span text:style-name="T72_11">-</text:span><text:span text:style-name="T72_12">ttcidfont</text:span><text:span text:style-name="T72_13">-</text:span><text:span text:style-name="T72_14">conf</text:span><text:span text:style-name="T72_15">.</text:span><text:span text:style-name="T72_16">d</text:span><text:span text:style-name="T72_17">/</text:span><text:span text:style-name="T72_18">dirs</text:span><text:span text:style-name="T72_19">/</text:span><text:span text:style-name="T72_20">TrueType</text:span><text:span text:style-name="T72_21">"</text:span></text:p>
      <text:p text:style-name="P73"><text:span text:style-name="T73_1"><text:s text:c="4"/></text:span><text:span text:style-name="T73_2">FontPath</text:span><text:span text:style-name="T73_3"><text:s/><text:tab/>"</text:span><text:span text:style-name="T73_4">built</text:span><text:span text:style-name="T73_5">-</text:span><text:span text:style-name="T73_6">ins</text:span><text:span text:style-name="T73_7">"</text:span></text:p>
      <text:p text:style-name="P74"><text:span text:style-name="T74_1">EndSection</text:span></text:p>
      <text:p text:style-name="P75"/>
      <text:p text:style-name="P76"><text:span text:style-name="T76_1">Section</text:span><text:span text:style-name="T76_2"><text:s/>"</text:span><text:span text:style-name="T76_3">Module</text:span><text:span text:style-name="T76_4">"</text:span></text:p>
      <text:p text:style-name="P77"><text:span text:style-name="T77_1"><text:s text:c="4"/></text:span><text:span text:style-name="T77_2">Load</text:span><text:span text:style-name="T77_3"><text:s text:c="2"/>"</text:span><text:span text:style-name="T77_4">record</text:span><text:span text:style-name="T77_5">"</text:span></text:p>
      <text:p text:style-name="P78"><text:span text:style-name="T78_1"><text:s text:c="4"/></text:span><text:span text:style-name="T78_2">Load</text:span><text:span text:style-name="T78_3"><text:s text:c="2"/>"</text:span><text:span text:style-name="T78_4">extmod</text:span><text:span text:style-name="T78_5">"</text:span></text:p>
      <text:p text:style-name="P79"><text:span text:style-name="T79_1"><text:s text:c="4"/></text:span><text:span text:style-name="T79_2">Load</text:span><text:span text:style-name="T79_3"><text:s text:c="2"/>"</text:span><text:span text:style-name="T79_4">dri</text:span><text:span text:style-name="T79_5">"</text:span></text:p>
      <text:p text:style-name="P80"><text:span text:style-name="T80_1"><text:s text:c="4"/></text:span><text:span text:style-name="T80_2">Load</text:span><text:span text:style-name="T80_3"><text:s text:c="2"/>"</text:span><text:span text:style-name="T80_4">dbe</text:span><text:span text:style-name="T80_5">"</text:span></text:p>
      <text:p text:style-name="P81"><text:span text:style-name="T81_1"><text:s text:c="4"/></text:span><text:span text:style-name="T81_2">Load</text:span><text:span text:style-name="T81_3"><text:s text:c="2"/>"</text:span><text:span text:style-name="T81_4">dri</text:span><text:span text:style-name="T81_5">2"</text:span></text:p>
      <text:p text:style-name="P82"><text:span text:style-name="T82_1"><text:s text:c="4"/></text:span><text:span text:style-name="T82_2">Load</text:span><text:span text:style-name="T82_3"><text:s text:c="2"/>"</text:span><text:span text:style-name="T82_4">glx</text:span><text:span text:style-name="T82_5">"</text:span></text:p>
      <text:p text:style-name="P83"><text:span text:style-name="T83_1">EndSection</text:span></text:p>
      <text:p text:style-name="P84"/>
      <text:p text:style-name="P85"><text:span text:style-name="T85_1">Section</text:span><text:span text:style-name="T85_2"><text:s/>"</text:span><text:span text:style-name="T85_3">InputDevice</text:span><text:span text:style-name="T85_4">"</text:span></text:p>
      <text:p text:style-name="P86"><text:span text:style-name="T86_1"><text:s text:c="4"/></text:span><text:span text:style-name="T86_2">Identifier</text:span><text:span text:style-name="T86_3"><text:s text:c="2"/>"</text:span><text:span text:style-name="T86_4">Keyboard</text:span><text:span text:style-name="T86_5">0"</text:span></text:p>
      <text:p text:style-name="P87"><text:span text:style-name="T87_1"><text:s text:c="4"/></text:span><text:span text:style-name="T87_2">Driver</text:span><text:span text:style-name="T87_3"><text:s text:c="2"/><text:tab/>"</text:span><text:span text:style-name="T87_4">kbd</text:span><text:span text:style-name="T87_5">"</text:span></text:p>
      <text:p text:style-name="P88"><text:span text:style-name="T88_1">EndSection</text:span></text:p>
      <text:p text:style-name="P89"/>
      <text:p text:style-name="P90"><text:span text:style-name="T90_1">Section</text:span><text:span text:style-name="T90_2"><text:s/>"</text:span><text:span text:style-name="T90_3">InputDevice</text:span><text:span text:style-name="T90_4">"</text:span></text:p>
      <text:p text:style-name="P91"><text:span text:style-name="T91_1"><text:s text:c="4"/></text:span><text:span text:style-name="T91_2">Identifier</text:span><text:span text:style-name="T91_3"><text:s text:c="2"/>"</text:span><text:span text:style-name="T91_4">Mouse</text:span><text:span text:style-name="T91_5">0"</text:span></text:p>
      <text:p text:style-name="P92"><text:span text:style-name="T92_1"><text:s text:c="4"/></text:span><text:span text:style-name="T92_2">Driver</text:span><text:span text:style-name="T92_3"><text:s text:c="2"/><text:tab/>"</text:span><text:span text:style-name="T92_4">mouse</text:span><text:span text:style-name="T92_5">"</text:span></text:p>
      <text:p text:style-name="P93"><text:span text:style-name="T93_1"><text:s text:c="4"/></text:span><text:span text:style-name="T93_2">Option</text:span><text:span text:style-name="T93_3"><text:s text:c="4"/><text:tab/>"</text:span><text:span text:style-name="T93_4">Protocol</text:span><text:span text:style-name="T93_5">"<text:s/>"</text:span><text:span text:style-name="T93_6">auto</text:span><text:span text:style-name="T93_7">"</text:span></text:p>
      <text:p text:style-name="P94"><text:span text:style-name="T94_1"><text:s text:c="4"/></text:span><text:span text:style-name="T94_2">Option</text:span><text:span text:style-name="T94_3"><text:s text:c="4"/><text:tab/>"</text:span><text:span text:style-name="T94_4">Device</text:span><text:span text:style-name="T94_5">"<text:s/>"/</text:span><text:span text:style-name="T94_6">dev</text:span><text:span text:style-name="T94_7">/</text:span><text:span text:style-name="T94_8">input</text:span><text:span text:style-name="T94_9">/</text:span><text:span text:style-name="T94_10">mice</text:span><text:span text:style-name="T94_11">"</text:span></text:p>
      <text:p text:style-name="P95"><text:span text:style-name="T95_1"><text:s text:c="4"/></text:span><text:span text:style-name="T95_2">Option</text:span><text:span text:style-name="T95_3"><text:s text:c="4"/><text:tab/>"</text:span><text:span text:style-name="T95_4">ZAxisMapping</text:span><text:span text:style-name="T95_5">"<text:s/>"4<text:s/>5<text:s/>6<text:s/>7"</text:span></text:p>
      <text:p text:style-name="P96"><text:span text:style-name="T96_1">EndSection</text:span></text:p>
      <text:p text:style-name="P97"/>
      <text:p text:style-name="P98"><text:span text:style-name="T98_1">Section</text:span><text:span text:style-name="T98_2"><text:s/>"</text:span><text:span text:style-name="T98_3">Monitor</text:span><text:span text:style-name="T98_4">"</text:span></text:p>
      <text:p text:style-name="P99"><text:span text:style-name="T99_1"><text:s text:c="4"/></text:span><text:span text:style-name="T99_2">Identifier</text:span><text:span text:style-name="T99_3"><text:s text:c="3"/>"</text:span><text:span text:style-name="T99_4">Monitor</text:span><text:span text:style-name="T99_5">0"</text:span></text:p>
      <text:p text:style-name="P100"><text:span text:style-name="T100_1"><text:s text:c="4"/></text:span><text:span text:style-name="T100_2">VendorName</text:span><text:span text:style-name="T100_3"><text:s text:c="3"/>"</text:span><text:span text:style-name="T100_4">Monitor</text:span><text:span text:style-name="T100_5"><text:s/></text:span><text:span text:style-name="T100_6">Vendor</text:span><text:span text:style-name="T100_7">"</text:span></text:p>
      <text:p text:style-name="P101"><text:span text:style-name="T101_1"><text:s text:c="4"/></text:span><text:span text:style-name="T101_2">ModelName</text:span><text:span text:style-name="T101_3"><text:tab/>"</text:span><text:span text:style-name="T101_4">Monitor</text:span><text:span text:style-name="T101_5"><text:s/></text:span><text:span text:style-name="T101_6">Model</text:span><text:span text:style-name="T101_7">"</text:span></text:p>
      <text:p text:style-name="P102"><text:span text:style-name="T102_1">EndSection</text:span></text:p>
      <text:p text:style-name="P103"/>
      <text:p text:style-name="P104"><text:span text:style-name="T104_1">Section</text:span><text:span text:style-name="T104_2"><text:s/>"</text:span><text:span text:style-name="T104_3">Device</text:span><text:span text:style-name="T104_4">"</text:span></text:p>
      <text:p text:style-name="P105"><text:span text:style-name="T105_1"><text:s text:c="4"/></text:span><text:span text:style-name="T105_2">Identifier</text:span><text:span text:style-name="T105_3"><text:s text:c="2"/>"</text:span><text:span text:style-name="T105_4">Card</text:span><text:span text:style-name="T105_5">0"</text:span></text:p>
      <text:p text:style-name="P106"><text:span text:style-name="T106_1"><text:s text:c="4"/></text:span><text:span text:style-name="T106_2">Driver</text:span><text:span text:style-name="T106_3"><text:s text:c="2"/><text:tab/>"</text:span><text:span text:style-name="T106_4">nvidia</text:span><text:span text:style-name="T106_5">"</text:span></text:p>
      <text:p text:style-name="P107"><text:span text:style-name="T107_1"><text:s text:c="4"/></text:span><text:span text:style-name="T107_2">VendorName</text:span><text:span text:style-name="T107_3"><text:s text:c="2"/>"</text:span><text:span text:style-name="T107_4">nVidia</text:span><text:span text:style-name="T107_5"><text:s/></text:span><text:span text:style-name="T107_6">Corporation</text:span><text:span text:style-name="T107_7">"</text:span></text:p>
      <text:p text:style-name="P108"><text:span text:style-name="T108_1"><text:s text:c="4"/></text:span><text:span text:style-name="T108_2">BoardName</text:span><text:span text:style-name="T108_3"><text:s text:c="3"/>"</text:span><text:span text:style-name="T108_4">Unknown</text:span><text:span text:style-name="T108_5"><text:s/></text:span><text:span text:style-name="T108_6">Board</text:span><text:span text:style-name="T108_7">"</text:span></text:p>
      <text:p text:style-name="P109"><text:span text:style-name="T109_1"><text:s text:c="4"/></text:span><text:span text:style-name="T109_2">BusID</text:span><text:span text:style-name="T109_3"><text:s text:c="3"/><text:tab/>"</text:span><text:span text:style-name="T109_4">PCI</text:span><text:span text:style-name="T109_5">:4:0:0"</text:span></text:p>
      <text:p text:style-name="P110"><text:span text:style-name="T110_1">EndSection</text:span></text:p>
      <text:p text:style-name="P111"/>
      <text:p text:style-name="P112"><text:span text:style-name="T112_1">Section</text:span><text:span text:style-name="T112_2"><text:s/>"</text:span><text:span text:style-name="T112_3">Screen</text:span><text:span text:style-name="T112_4">"</text:span></text:p>
      <text:p text:style-name="P113"><text:span text:style-name="T113_1"><text:s text:c="4"/></text:span><text:span text:style-name="T113_2">Identifier</text:span><text:span text:style-name="T113_3"><text:s/>"</text:span><text:span text:style-name="T113_4">Screen</text:span><text:span text:style-name="T113_5">0"</text:span></text:p>
      <text:p text:style-name="P114"><text:span text:style-name="T114_1"><text:s text:c="4"/></text:span><text:span text:style-name="T114_2">Device</text:span><text:span text:style-name="T114_3"><text:s/><text:tab/>"</text:span><text:span text:style-name="T114_4">Card</text:span><text:span text:style-name="T114_5">0"</text:span></text:p>
      <text:p text:style-name="P115"><text:span text:style-name="T115_1"><text:s text:c="4"/></text:span><text:span text:style-name="T115_2">Monitor</text:span><text:span text:style-name="T115_3"><text:tab/>"</text:span><text:span text:style-name="T115_4">Monitor</text:span><text:span text:style-name="T115_5">0"</text:span></text:p>
      <text:p text:style-name="P116"><text:span text:style-name="T116_1"><text:s text:c="4"/></text:span><text:span text:style-name="T116_2">SubSection</text:span><text:span text:style-name="T116_3"><text:s/>"</text:span><text:span text:style-name="T116_4">Display</text:span><text:span text:style-name="T116_5">"</text:span></text:p>
      <text:p text:style-name="P117"><text:span text:style-name="T117_1"><text:s text:c="3"/><text:tab/><text:s/></text:span><text:span text:style-name="T117_2">Viewport</text:span><text:span text:style-name="T117_3"><text:s text:c="3"/>0<text:s/>0</text:span></text:p>
      <text:p text:style-name="P118"><text:span text:style-name="T118_1"><text:s text:c="3"/><text:tab/><text:s/></text:span><text:span text:style-name="T118_2">Depth</text:span><text:span text:style-name="T118_3"><text:s/><text:tab/>1</text:span></text:p>
      <text:p text:style-name="P119"><text:span text:style-name="T119_1"><text:s text:c="3"/><text:tab/><text:s/></text:span><text:span text:style-name="T119_2">Modes</text:span><text:span text:style-name="T119_3"><text:s/>"1024</text:span><text:span text:style-name="T119_4">x</text:span><text:span text:style-name="T119_5">768"</text:span></text:p>
      <text:p text:style-name="P120"><text:span text:style-name="T120_1"><text:s text:c="4"/></text:span><text:span text:style-name="T120_2">EndSubSection</text:span></text:p>
      <text:p text:style-name="P121"><text:span text:style-name="T121_1"><text:s text:c="4"/></text:span><text:span text:style-name="T121_2">SubSection</text:span><text:span text:style-name="T121_3"><text:s/>"</text:span><text:span text:style-name="T121_4">Display</text:span><text:span text:style-name="T121_5">"</text:span></text:p>
      <text:p text:style-name="P122"><text:span text:style-name="T122_1"><text:s text:c="3"/><text:tab/><text:s/></text:span><text:span text:style-name="T122_2">Viewport</text:span><text:span text:style-name="T122_3"><text:s text:c="3"/>0<text:s/>0</text:span></text:p>
      <text:p text:style-name="P123"><text:span text:style-name="T123_1"><text:s text:c="3"/><text:tab/><text:s/></text:span><text:span text:style-name="T123_2">Depth</text:span><text:span text:style-name="T123_3"><text:s/><text:tab/>4</text:span></text:p>
      <text:p text:style-name="P124"><text:span text:style-name="T124_1"><text:s text:c="3"/><text:tab/><text:s/></text:span><text:span text:style-name="T124_2">Modes</text:span><text:span text:style-name="T124_3"><text:s/>"1024</text:span><text:span text:style-name="T124_4">x</text:span><text:span text:style-name="T124_5">768"</text:span></text:p>
      <text:p text:style-name="P125"><text:span text:style-name="T125_1"><text:s text:c="4"/></text:span><text:span text:style-name="T125_2">EndSubSection</text:span></text:p>
      <text:p text:style-name="P126"><text:span text:style-name="T126_1"><text:s text:c="4"/></text:span><text:span text:style-name="T126_2">SubSection</text:span><text:span text:style-name="T126_3"><text:s/>"</text:span><text:span text:style-name="T126_4">Display</text:span><text:span text:style-name="T126_5">"</text:span></text:p>
      <text:p text:style-name="P127"><text:span text:style-name="T127_1"><text:s text:c="3"/><text:tab/><text:s/></text:span><text:span text:style-name="T127_2">Viewport</text:span><text:span text:style-name="T127_3"><text:s text:c="3"/>0<text:s/>0</text:span></text:p>
      <text:p text:style-name="P128"><text:span text:style-name="T128_1"><text:s text:c="3"/><text:tab/><text:s/></text:span><text:span text:style-name="T128_2">Depth</text:span><text:span text:style-name="T128_3"><text:s/><text:tab/>8</text:span></text:p>
      <text:p text:style-name="P129"><text:span text:style-name="T129_1"><text:s text:c="3"/><text:tab/><text:s/></text:span><text:span text:style-name="T129_2">Modes</text:span><text:span text:style-name="T129_3"><text:s/>"1024</text:span><text:span text:style-name="T129_4">x</text:span><text:span text:style-name="T129_5">768"</text:span></text:p>
      <text:p text:style-name="P130"><text:span text:style-name="T130_1"><text:s text:c="4"/></text:span><text:span text:style-name="T130_2">EndSubSection</text:span></text:p>
      <text:p text:style-name="P131"><text:span text:style-name="T131_1"><text:s text:c="4"/></text:span><text:span text:style-name="T131_2">SubSection</text:span><text:span text:style-name="T131_3"><text:s/>"</text:span><text:span text:style-name="T131_4">Display</text:span><text:span text:style-name="T131_5">"</text:span></text:p>
      <text:p text:style-name="P132"><text:span text:style-name="T132_1"><text:s text:c="3"/><text:tab/><text:s/></text:span><text:span text:style-name="T132_2">Viewport</text:span><text:span text:style-name="T132_3"><text:s text:c="3"/>0<text:s/>0</text:span></text:p>
      <text:p text:style-name="P133"><text:span text:style-name="T133_1"><text:s text:c="3"/><text:tab/><text:s/></text:span><text:span text:style-name="T133_2">Depth</text:span><text:span text:style-name="T133_3"><text:s/><text:tab/>15</text:span></text:p>
      <text:p text:style-name="P134"><text:span text:style-name="T134_1"><text:s text:c="3"/><text:tab/><text:s/></text:span><text:span text:style-name="T134_2">Modes</text:span><text:span text:style-name="T134_3"><text:s/>"1024</text:span><text:span text:style-name="T134_4">x</text:span><text:span text:style-name="T134_5">768"</text:span></text:p>
      <text:p text:style-name="P135"><text:span text:style-name="T135_1"><text:s text:c="4"/></text:span><text:span text:style-name="T135_2">EndSubSection</text:span></text:p>
      <text:p text:style-name="P136"><text:span text:style-name="T136_1"><text:s text:c="4"/></text:span><text:span text:style-name="T136_2">SubSection</text:span><text:span text:style-name="T136_3"><text:s/>"</text:span><text:span text:style-name="T136_4">Display</text:span><text:span text:style-name="T136_5">"</text:span></text:p>
      <text:p text:style-name="P137"><text:span text:style-name="T137_1"><text:s text:c="3"/><text:tab/><text:s/></text:span><text:span text:style-name="T137_2">Viewport</text:span><text:span text:style-name="T137_3"><text:s text:c="3"/>0<text:s/>0</text:span></text:p>
      <text:p text:style-name="P138"><text:span text:style-name="T138_1"><text:s text:c="3"/><text:tab/><text:s/></text:span><text:span text:style-name="T138_2">Depth</text:span><text:span text:style-name="T138_3"><text:s/><text:tab/>16</text:span></text:p>
      <text:p text:style-name="P139"><text:span text:style-name="T139_1"><text:s text:c="3"/><text:tab/><text:s/></text:span><text:span text:style-name="T139_2">Modes</text:span><text:span text:style-name="T139_3"><text:s/>"1024</text:span><text:span text:style-name="T139_4">x</text:span><text:span text:style-name="T139_5">768"</text:span></text:p>
      <text:p text:style-name="P140"><text:span text:style-name="T140_1"><text:s text:c="4"/></text:span><text:span text:style-name="T140_2">EndSubSection</text:span></text:p>
      <text:p text:style-name="P141"><text:span text:style-name="T141_1"><text:s text:c="4"/></text:span><text:span text:style-name="T141_2">SubSection</text:span><text:span text:style-name="T141_3"><text:s/>"</text:span><text:span text:style-name="T141_4">Display</text:span><text:span text:style-name="T141_5">"</text:span></text:p>
      <text:p text:style-name="P142"><text:span text:style-name="T142_1"><text:s text:c="3"/><text:tab/><text:s/></text:span><text:span text:style-name="T142_2">Viewport</text:span><text:span text:style-name="T142_3"><text:s text:c="3"/>0<text:s/>0</text:span></text:p>
      <text:p text:style-name="P143"><text:span text:style-name="T143_1"><text:s text:c="3"/><text:tab/><text:s/></text:span><text:span text:style-name="T143_2">Depth</text:span><text:span text:style-name="T143_3"><text:s/><text:tab/>24</text:span></text:p>
      <text:p text:style-name="P144"><text:span text:style-name="T144_1"><text:s text:c="3"/><text:tab/><text:s/></text:span><text:span text:style-name="T144_2">Modes</text:span><text:span text:style-name="T144_3"><text:s/>"1024</text:span><text:span text:style-name="T144_4">x</text:span><text:span text:style-name="T144_5">768"</text:span></text:p>
      <text:p text:style-name="P145"><text:span text:style-name="T145_1"><text:s text:c="4"/></text:span><text:span text:style-name="T145_2">EndSubSection</text:span></text:p>
      <text:p text:style-name="P146"><text:span text:style-name="T146_1">EndSection</text:span></text:p>
      <text:p text:style-name="P147"/>
      <text:p text:style-name="P1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bullet text:bullet-char="●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323cm" fo:padding-bottom="0cm" fo:margin-bottom="1.39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